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Predicted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3.759476562" calcext:value-type="float">
            <text:p>403.759476562</text:p>
          </table:table-cell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23.166131987" calcext:value-type="float">
            <text:p>323.16613198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.258014711" calcext:value-type="float">
            <text:p>467.2580147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4.00440245" calcext:value-type="float">
            <text:p>374.00440245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99.215811942" calcext:value-type="float">
            <text:p>499.21581194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8.119240598" calcext:value-type="float">
            <text:p>538.119240598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56.783247065" calcext:value-type="float">
            <text:p>456.783247065</text:p>
          </table:table-cell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04.968024456" calcext:value-type="float">
            <text:p>504.9680244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4.930911973" calcext:value-type="float">
            <text:p>444.930911973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3282.79839935" calcext:value-type="float">
            <text:p>3282.798399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4.413493604" calcext:value-type="float">
            <text:p>404.413493604</text:p>
          </table:table-cell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323.876117524" calcext:value-type="float">
            <text:p>323.87611752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.382978325" calcext:value-type="float">
            <text:p>467.3829783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3.600062648" calcext:value-type="float">
            <text:p>373.600062648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99.042154708" calcext:value-type="float">
            <text:p>499.0421547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6.997539789" calcext:value-type="float">
            <text:p>536.997539789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56.787739481" calcext:value-type="float">
            <text:p>456.787739481</text:p>
          </table:table-cell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04.819457468" calcext:value-type="float">
            <text:p>504.8194574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4.564722906" calcext:value-type="float">
            <text:p>444.564722906</text:p>
          </table:table-cell>
        </table:table-row>
        <table:table-row table:style-name="ro1">
          <table:table-cell office:value-type="float" office:value="3268.1680096" calcext:value-type="float">
            <text:p>3268.1680096</text:p>
          </table:table-cell>
          <table:table-cell/>
        </table:table-row>
        <table:table-row table:style-name="ro1">
          <table:table-cell office:value-type="string" calcext:value-type="string">
            <text:p>Changed Injury?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4.719407245" calcext:value-type="float">
            <text:p>404.7194072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25.173546287" calcext:value-type="float">
            <text:p>325.17354628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55.392723257" calcext:value-type="float">
            <text:p>455.3927232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1.205436876" calcext:value-type="float">
            <text:p>401.20543687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97.648810197" calcext:value-type="float">
            <text:p>497.6488101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5.36302226" calcext:value-type="float">
            <text:p>555.363022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48.804682036" calcext:value-type="float">
            <text:p>448.80468203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04.257926954" calcext:value-type="float">
            <text:p>504.25792695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7.685769998" calcext:value-type="float">
            <text:p>447.685769998</text:p>
          </table:table-cell>
        </table:table-row>
        <table:table-row table:style-name="ro1">
          <table:table-cell office:value-type="float" office:value="3264.27300282" calcext:value-type="float">
            <text:p>3264.2730028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d sleep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1.700780581" calcext:value-type="float">
            <text:p>381.70078058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71.919032445" calcext:value-type="float">
            <text:p>371.9190324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53.163075239" calcext:value-type="float">
            <text:p>453.1630752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6.846316259" calcext:value-type="float">
            <text:p>436.8463162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06.020473422" calcext:value-type="float">
            <text:p>506.02047342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09.49533819" calcext:value-type="float">
            <text:p>509.495338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2.593636842" calcext:value-type="float">
            <text:p>482.59363684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82.699987093" calcext:value-type="float">
            <text:p>482.69998709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18.816442524" calcext:value-type="float">
            <text:p>418.816442524</text:p>
          </table:table-cell>
        </table:table-row>
        <table:table-row table:style-name="ro1">
          <table:table-cell office:value-type="float" office:value="2761.6911274" calcext:value-type="float">
            <text:p>2761.691127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ed race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0.353792875" calcext:value-type="float">
            <text:p>380.3537928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0.902256768" calcext:value-type="float">
            <text:p>380.9022567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55.389428167" calcext:value-type="float">
            <text:p>455.3894281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23.643297956" calcext:value-type="float">
            <text:p>423.6432979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00.556178349" calcext:value-type="float">
            <text:p>500.55617834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01.79987228" calcext:value-type="float">
            <text:p>501.799872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5.890046908" calcext:value-type="float">
            <text:p>475.8900469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05.886985481" calcext:value-type="float">
            <text:p>505.8869854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13.603454729" calcext:value-type="float">
            <text:p>413.603454729</text:p>
          </table:table-cell>
        </table:table-row>
        <table:table-row table:style-name="ro1">
          <table:table-cell office:value-type="float" office:value="2349.94848749" calcext:value-type="float">
            <text:p>2349.9484874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nged compet to v=1,2 =&gt;1 and everything else =&gt; 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3.641486453" calcext:value-type="float">
            <text:p>393.6414864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4.157359011" calcext:value-type="float">
            <text:p>394.1573590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.519377778" calcext:value-type="float">
            <text:p>466.51937777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11.091850624" calcext:value-type="float">
            <text:p>411.091850624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501.088492531" calcext:value-type="float">
            <text:p>501.088492531</text:p>
          </table:table-cell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494.200903491" calcext:value-type="float">
            <text:p>494.2009034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0.592430219" calcext:value-type="float">
            <text:p>480.59243021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08.757938822" calcext:value-type="float">
            <text:p>508.7579388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12.66743284" calcext:value-type="float">
            <text:p>412.66743284</text:p>
          </table:table-cell>
        </table:table-row>
        <table:table-row table:style-name="ro1">
          <table:table-cell office:value-type="float" office:value="2154.48271836" calcext:value-type="float">
            <text:p>2154.4827183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dge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8.815373719" calcext:value-type="float">
            <text:p>388.8153737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03.309580106" calcext:value-type="float">
            <text:p>403.3095801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73.326817965" calcext:value-type="float">
            <text:p>473.32681796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5.155371102" calcext:value-type="float">
            <text:p>405.15537110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81.012557585" calcext:value-type="float">
            <text:p>481.01255758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85.352454197" calcext:value-type="float">
            <text:p>485.3524541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1.164082625" calcext:value-type="float">
            <text:p>471.1640826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19.734239302" calcext:value-type="float">
            <text:p>519.73423930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00.45301764" calcext:value-type="float">
            <text:p>400.45301764</text:p>
          </table:table-cell>
        </table:table-row>
        <table:table-row table:style-name="ro1">
          <table:table-cell office:value-type="float" office:value="1863.81963303" calcext:value-type="float">
            <text:p>1863.8196330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1.463849536" calcext:value-type="float">
            <text:p>381.4638495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6.004911757" calcext:value-type="float">
            <text:p>396.00491175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9.320188855" calcext:value-type="float">
            <text:p>469.3201888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3.409779294" calcext:value-type="float">
            <text:p>403.40977929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84.254408896" calcext:value-type="float">
            <text:p>484.25440889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93.400149943" calcext:value-type="float">
            <text:p>493.4001499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69.818262126" calcext:value-type="float">
            <text:p>469.8182621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2.899763974" calcext:value-type="float">
            <text:p>522.8997639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3.018212805" calcext:value-type="float">
            <text:p>393.018212805</text:p>
          </table:table-cell>
        </table:table-row>
        <table:table-row table:style-name="ro1">
          <table:table-cell office:value-type="float" office:value="1939.75646558" calcext:value-type="float">
            <text:p>1939.756465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2:23:28.216555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2:23:32.663173430</meta:creation-date>
    <meta:editing-duration>PT5H12M15S</meta:editing-duration>
    <meta:editing-cycles>2</meta:editing-cycles>
    <meta:generator>LibreOffice/5.1.4.2$Linux_X86_64 LibreOffice_project/10m0$Build-2</meta:generator>
    <dc:date>2017-02-19T17:45:43.983474473</dc:date>
    <meta:document-statistic meta:table-count="1" meta:cell-count="161" meta:object-count="0"/>
  </office:meta>
</office:document-meta>
</file>